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/>
      </office:forms>
      <text:variable-decls>
        <text:variable-decl office:value-type="string" text:name="hakijan_nimi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_field" text:name="user_field"/>
      </text:user-field-decls>
      <text:p text:style-name="Standard">OPETUSHALLITUS <text:s text:c="86"/>JÄLKIOHJAUSKIRJE</text:p>
      <text:p text:style-name="Standard"/>
      <text:p text:style-name="Standard"><text:text-input text:description="">$hakijan_nimi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ina Sipilä</meta:initial-creator>
    <meta:creation-date>2013-04-30T15:45:16</meta:creation-date>
    <dc:date>2013-05-01T01:29:30</dc:date>
    <dc:creator>Iina Sipilä</dc:creator>
    <meta:editing-duration>PT9H21M43S</meta:editing-duration>
    <meta:editing-cycles>15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3" meta:character-count="130"/>
  </office:meta>
</office:document-meta>
</file>